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6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7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9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10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5/2017 <text:span text:style-name="T1">3.5 miles</text:span></text:p>
      <text:p text:style-name="P2">I ran on slightly hilly roads.</text:p>
      <text:p text:style-name="P2">1 mile in 9:12 and rested 1 minute.</text:p>
      <text:p text:style-name="P2">2 x 1/8 mile with a 1/8 mile jog after each. <text:s/>Times 53 and 52 seconds.</text:p>
      <text:p text:style-name="P2">To warm down I jogged a mile and walked a mile.</text:p>
      <text:p text:style-name="P2"/>
      <text:p text:style-name="P2">Sun 7/16/2017 <text:span text:style-name="T1">14.2 miles</text:span></text:p>
      <text:p text:style-name="P2">I ran the Presque Isle Half Marathon</text:p>
      <text:p text:style-name="P2">I warmed up with a mile at various paces. <text:s/>My GPS recorded the race distance as 13.21 miles, my time as 1:47:58 and my average pace as 8:10/mile.</text:p>
      <text:p text:style-name="P2">Splits: 8:08, 8:20, 8:19, 8:18, 8:13, 8:07, 8:09, 8:11, 8:10, 8:07,8:15, 8:07,7:59 and the last 0.21 miles in 1:35 which corresponds to a pace of 7:29/mi. The even pace running allowed me to have a good finish. </text:p>
      <text:p text:style-name="P2"/>
      <text:p text:style-name="P2">Mon 7/17/2017 <text:span text:style-name="T1">3.25 miles</text:span> </text:p>
      <text:p text:style-name="P2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2"/>
      <text:p text:style-name="P2">Tues 7/18/2017 <text:span text:style-name="T1">no running</text:span></text:p>
      <text:p text:style-name="P2">We drove 400 miles to California MD.</text:p>
      <text:p text:style-name="P2"/>
      <text:p text:style-name="P2">Wed 7/19/2017 <text:span text:style-name="T1">4.25 miles</text:span></text:p>
      <text:p text:style-name="P2">I ran 4 miles on slightly hilly roads. <text:s/>The average pace was 8:51/mile. <text:s/>Then I walked ¼ mile in about 4 minutes. The temperature was about 76 degrees and humid.</text:p>
      <text:p text:style-name="P2"/>
      <text:p text:style-name="P2">Thur 7/20/2017 <text:span text:style-name="T1">4.25 miles</text:span></text:p>
      <text:p text:style-name="P2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2"/>
      <text:p text:style-name="P2">Fri 7/21/2017 <text:span text:style-name="T1">no running</text:span></text:p>
      <text:p text:style-name="P2">I am resting my sore hamstring.</text:p>
      <text:p text:style-name="P3"/>
      <text:p text:style-name="P3">29.45miles in the last week</text:p>
      <text:list xml:id="list5223295889979750566" text:style-name="L1">
        <text:list-item>
          <text:list>
            <text:list-header>
              <text:p text:style-name="P4"/>
            </text:list-header>
          </text:list>
        </text:list-item>
      </text:list>
      <text:p text:style-name="P3"/>
      <text:p text:style-name="P5"><text:soft-page-break/>Sat 7/22/2017 <text:span text:style-name="T1">4.0 miles</text:span></text:p>
      <text:p text:style-name="P5">My left hamstring is still somewhat sore and tight. I didn't push hard.</text:p>
      <text:p text:style-name="P5">I walked ¼ mile.</text:p>
      <text:p text:style-name="P5">I ran 3.5 miles on somewhat hilly roads and averaged 9:56/mile.</text:p>
      <text:p text:style-name="P5">I walked ¼ mile.</text:p>
      <text:p text:style-name="P5"/>
      <text:p text:style-name="P5">Sun 7/23/2017 <text:span text:style-name="T1">no running</text:span></text:p>
      <text:p text:style-name="P5">I am resting my sore left hamstring.</text:p>
      <text:p text:style-name="P5"/>
      <text:p text:style-name="P5">Mon 7/24/2017 <text:span text:style-name="T1">6 miles</text:span></text:p>
      <text:p text:style-name="P5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5"/>
      <text:p text:style-name="P5">Tues 7/25/2017 <text:span text:style-name="T1">4.25 miles</text:span></text:p>
      <text:p text:style-name="P5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6"/>
      <text:p text:style-name="P5">Wed<text:span text:style-name="T1"> </text:span>7/26/2017<text:span text:style-name="T1"> 5.25 miles</text:span></text:p>
      <text:p text:style-name="P5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5"/>
      <text:p text:style-name="P5">Thur 7/27/2017 <text:span text:style-name="T1">no running</text:span></text:p>
      <text:p text:style-name="P5">We drove from California MD to Ortley Beach NJ</text:p>
      <text:p text:style-name="P7"/>
      <text:p text:style-name="P7">Fri 7/28/2017 <text:span text:style-name="T1">8.25 miles</text:span></text:p>
      <text:p text:style-name="P7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5">Later in the day I again applied a microwave heated rice bag to the hamstring.</text:p>
      <text:p text:style-name="P10">27.75 miles in the past week <text:s/></text:p>
      <text:p text:style-name="P9"><text:soft-page-break/><text:span text:style-name="T2">Sat 7/29/2017 </text:span>no running</text:p>
      <text:p text:style-name="P8">I am resting my leg. </text:p>
      <text:p text:style-name="P8"/>
      <text:p text:style-name="P8">Sun 7/30/2017 <text:span text:style-name="T1">3.1 miles</text:span></text:p>
      <text:p text:style-name="P8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8"/>
      <text:p text:style-name="P8">Mon 7/31/2017 <text:span text:style-name="T1">no running</text:span></text:p>
      <text:p text:style-name="P8">I am resting my leg. </text:p>
      <text:p text:style-name="P8"><text:s/></text:p>
      <text:p text:style-name="P8">Tues 8/1/2017 <text:span text:style-name="T1">3.6 miles</text:span> </text:p>
      <text:p text:style-name="P8">I rode a bike with wide tires and no gears 11 miles and averaged 4:34/mile. <text:s/>My left thigh seems to be getting better and I felt better riding today than two days ago.</text:p>
      <text:p text:style-name="P8"/>
      <text:p text:style-name="P8">Wed 8/2/2017 <text:span text:style-name="T1">4.25 miles</text:span></text:p>
      <text:p text:style-name="P8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8"/>
      <text:p text:style-name="P8">Thurs 8/3/2017 <text:span text:style-name="T1">4 miles</text:span></text:p>
      <text:p text:style-name="P8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8"/>
      <text:p text:style-name="P8">Fri 8/4/2017 <text:span text:style-name="T1">5.5 miles</text:span></text:p>
      <text:p text:style-name="P8">I rode easily 4.2 miles on the same bike that I have been using and rested a while. Then I ran 4 miles including 2.5 miles on the Lavalette boardwalk. The mile splits were </text:p>
      <text:p text:style-name="P8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8">1 massaging every day</text:p>
      <text:p text:style-name="P8">2 applying a heated rice bag to the sore area about 6 times</text:p>
      <text:p text:style-name="P8">3 resting more days than usual</text:p>
      <text:p text:style-name="P8">4 riding a bike four times </text:p>
      <text:p text:style-name="P8">5 quite a few walking and running workouts</text:p>
      <text:p text:style-name="P8">6 going into the ocean waves 5 times for about 25 minutes each time.</text:p>
      <text:p text:style-name="P8"/>
      <text:p text:style-name="P1">20.5 miles in the p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10-26T14:57:46.92</meta:creation-date>
    <meta:document-statistic meta:table-count="0" meta:image-count="0" meta:object-count="0" meta:page-count="3" meta:paragraph-count="62" meta:word-count="1151" meta:character-count="5989"/>
    <dc:date>2018-10-26T15:02:00.56</dc:date>
    <dc:creator>James  Lombardi</dc:creator>
    <meta:editing-duration>PT4M14S</meta:editing-duration>
    <meta:editing-cycles>1</meta:editing-cycles>
    <meta:generator>OpenOffice/4.1.2$Win32 OpenOffice.org_project/412m3$Build-9782</meta:generator>
  </office:meta>
</office:document-meta>
</file>